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Mono" svg:font-family="Aptos Mono" style:font-family-generic="modern" style:font-pitch="fixed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ptos Mono" style:font-name-complex="Arial"/>
    </style:style>
    <style:style style:name="P2" style:parent-style-name="Normal" style:family="paragraph">
      <style:text-properties style:font-name="Aptos Mono" style:font-name-complex="Arial"/>
    </style:style>
    <style:style style:name="P3" style:parent-style-name="Normal" style:family="paragraph">
      <style:text-properties style:font-name="Aptos Mono" style:font-name-complex="Arial"/>
    </style:style>
    <style:style style:name="P4" style:parent-style-name="Normal" style:family="paragraph">
      <style:text-properties style:font-name="Aptos Mono" style:font-name-complex="Arial"/>
    </style:style>
    <style:style style:name="P5" style:parent-style-name="Normal" style:family="paragraph">
      <style:text-properties style:font-name="Aptos Mono" style:font-name-complex="Arial"/>
    </style:style>
    <style:style style:name="P6" style:parent-style-name="Normal" style:family="paragraph">
      <style:text-properties style:font-name="Aptos Mono" style:font-name-complex="Arial"/>
    </style:style>
    <style:style style:name="P7" style:parent-style-name="Normal" style:family="paragraph">
      <style:text-properties style:font-name="Aptos Mono" style:font-name-complex="Arial"/>
    </style:style>
    <style:style style:name="P8" style:parent-style-name="Normal" style:family="paragraph">
      <style:text-properties style:font-name="Aptos Mono" style:font-name-complex="Arial"/>
    </style:style>
    <style:style style:name="P9" style:parent-style-name="Normal" style:family="paragraph">
      <style:text-properties style:font-name="Aptos Mono" style:font-name-complex="Arial"/>
    </style:style>
    <style:style style:name="P10" style:parent-style-name="Normal" style:family="paragraph">
      <style:text-properties style:font-name="Aptos Mono" style:font-name-complex="Arial"/>
    </style:style>
    <style:style style:name="P11" style:parent-style-name="Normal" style:family="paragraph">
      <style:text-properties style:font-name="Aptos Mono" style:font-name-complex="Arial"/>
    </style:style>
    <style:style style:name="P12" style:parent-style-name="Normal" style:family="paragraph">
      <style:text-properties style:font-name="Aptos Mono" style:font-name-complex="Arial"/>
    </style:style>
    <style:style style:name="P13" style:parent-style-name="Normal" style:family="paragraph">
      <style:text-properties style:font-name="Aptos Mono" style:font-name-complex="Arial"/>
    </style:style>
    <style:style style:name="P14" style:parent-style-name="Normal" style:family="paragraph">
      <style:text-properties style:font-name="Aptos Mono" style:font-name-complex="Arial"/>
    </style:style>
    <style:style style:name="P15" style:parent-style-name="Normal" style:family="paragraph">
      <style:text-properties style:font-name="Aptos Mono" style:font-name-complex="Arial"/>
    </style:style>
    <style:style style:name="P16" style:parent-style-name="Normal" style:family="paragraph">
      <style:text-properties style:font-name="Aptos Mono" style:font-name-complex="Arial"/>
    </style:style>
    <style:style style:name="P17" style:parent-style-name="Normal" style:family="paragraph">
      <style:text-properties style:font-name="Aptos Mono" style:font-name-complex="Arial"/>
    </style:style>
    <style:style style:name="P18" style:parent-style-name="Normal" style:family="paragraph">
      <style:text-properties style:font-name="Aptos Mono" style:font-name-complex="Arial"/>
    </style:style>
    <style:style style:name="P19" style:parent-style-name="Normal" style:family="paragraph">
      <style:text-properties style:font-name="Aptos Mono" style:font-name-complex="Arial"/>
    </style:style>
    <style:style style:name="P20" style:parent-style-name="Normal" style:family="paragraph">
      <style:text-properties style:font-name="Aptos Mono" style:font-name-complex="Arial"/>
    </style:style>
    <style:style style:name="P21" style:parent-style-name="Normal" style:family="paragraph">
      <style:text-properties style:font-name="Aptos Mono" style:font-name-complex="Arial"/>
    </style:style>
    <style:style style:name="P22" style:parent-style-name="Normal" style:family="paragraph">
      <style:text-properties style:font-name="Aptos Mono" style:font-name-complex="Arial"/>
    </style:style>
    <style:style style:name="P23" style:parent-style-name="Normal" style:family="paragraph">
      <style:text-properties style:font-name="Aptos Mono" style:font-name-complex="Arial"/>
    </style:style>
    <style:style style:name="P24" style:parent-style-name="Normal" style:family="paragraph">
      <style:text-properties style:font-name="Aptos Mono" style:font-name-complex="Arial"/>
    </style:style>
    <style:style style:name="P25" style:parent-style-name="Normal" style:family="paragraph">
      <style:text-properties style:font-name="Aptos Mono" style:font-name-complex="Arial"/>
    </style:style>
    <style:style style:name="P26" style:parent-style-name="Normal" style:family="paragraph">
      <style:text-properties style:font-name="Aptos Mono" style:font-name-complex="Arial"/>
    </style:style>
    <style:style style:name="P27" style:parent-style-name="Normal" style:family="paragraph">
      <style:text-properties style:font-name="Aptos Mono" style:font-name-complex="Arial"/>
    </style:style>
    <style:style style:name="P28" style:parent-style-name="Normal" style:family="paragraph">
      <style:text-properties style:font-name="Aptos Mono" style:font-name-complex="Arial"/>
    </style:style>
    <style:style style:name="P29" style:parent-style-name="Normal" style:family="paragraph">
      <style:text-properties style:font-name="Aptos Mono" style:font-name-complex="Arial"/>
    </style:style>
    <style:style style:name="P30" style:parent-style-name="Normal" style:family="paragraph">
      <style:text-properties style:font-name="Aptos Mono" style:font-name-complex="Arial"/>
    </style:style>
    <style:style style:name="P31" style:parent-style-name="Normal" style:family="paragraph">
      <style:text-properties style:font-name="Aptos Mono" style:font-name-complex="Arial"/>
    </style:style>
    <style:style style:name="P32" style:parent-style-name="Normal" style:family="paragraph">
      <style:text-properties style:font-name="Aptos Mono" style:font-name-complex="Arial"/>
    </style:style>
    <style:style style:name="P33" style:parent-style-name="Normal" style:family="paragraph">
      <style:text-properties style:font-name="Aptos Mono" style:font-name-complex="Arial"/>
    </style:style>
    <style:style style:name="P34" style:parent-style-name="Normal" style:family="paragraph">
      <style:text-properties style:font-name="Aptos Mono" style:font-name-complex="Arial"/>
    </style:style>
    <style:style style:name="P35" style:parent-style-name="Normal" style:family="paragraph">
      <style:text-properties style:font-name="Aptos Mono" style:font-name-complex="Arial"/>
    </style:style>
    <style:style style:name="T36" style:parent-style-name="Tipodeletrapredefinidodoparágrafo" style:family="text">
      <style:text-properties style:font-name="Aptos Mono" style:font-name-complex="Arial"/>
    </style:style>
  </office:automatic-styles>
  <office:body>
    <office:text text:use-soft-page-breaks="true">
      <text:p text:style-name="P1"><text:s text:c="28"/>2024</text:p>
      <text:p text:style-name="P2"><text:s text:c="6"/>Janeiro <text:s text:c="14"/>Fevereiro <text:s text:c="14"/>Março <text:s text:c="9"/></text:p>
      <text:p text:style-name="P3">DM SG TÇ QT QI SX SA <text:s/>DM SG TÇ QT QI SX SA <text:s/>DM SG TÇ QT QI SX SA <text:s/></text:p>
      <text:p text:style-name="P4"><text:s text:c="4"/>1 <text:s/>2 <text:s/>3 <text:s/>4 <text:s/>5 <text:s/>6 <text:s text:c="14"/>1 <text:s/>2 <text:s/>3<text:s/><text:s text:c="17"/>1 <text:s/>2 <text:s/></text:p>
      <text:p text:style-name="P5"><text:s/>7 <text:s/>8 <text:s/>9 10 11 12 13 <text:s text:c="2"/>4 <text:s/>5 <text:s/>6 <text:s/>7 <text:s/>8 <text:s/>9 10 <text:s text:c="2"/>3 <text:s/>4 <text:s/>5 <text:s/>6 <text:s/>7 <text:s/>8 <text:s/>9 <text:s/></text:p>
      <text:p text:style-name="P6">14 15 16 17 18 19 20 <text:s/>11 12 13 14 15 16 17 <text:s/>10 11 12 13 14 15 16 <text:s/></text:p>
      <text:p text:style-name="P7">21 22 23 24 25 26 27 <text:s/>18 19 20 21 22 23 24 <text:s/>17 18 19 20 21 22 23 <text:s/></text:p>
      <text:p text:style-name="P8">28 29 30 31 <text:s text:c="10"/>25 26 27 28 29 <text:s text:c="7"/>24 25 26 27 28 29 30 <text:s/></text:p>
      <text:p text:style-name="P9"><text:s text:c="44"/>31 <text:s text:c="19"/></text:p>
      <text:p text:style-name="P10"/>
      <text:p text:style-name="P11"><text:s text:c="7"/>Abril <text:s text:c="17"/>Maio <text:s text:c="16"/>Junho <text:s text:c="9"/></text:p>
      <text:p text:style-name="P12">DM SG TÇ QT QI SX SA <text:s/>DM SG TÇ QT QI SX SA <text:s/>DM SG TÇ QT QI SX SA <text:s/></text:p>
      <text:p text:style-name="P13"><text:s text:c="4"/>1 <text:s/>2 <text:s/>3 <text:s/>4 <text:s/>5 <text:s/>6 <text:s text:c="11"/>1 <text:s/>2 <text:s/>3 <text:s/>4 <text:s text:c="20"/>1 <text:s/></text:p>
      <text:p text:style-name="P14"><text:s/>7 <text:s/>8 <text:s/>9 10 11 12 13 <text:s text:c="2"/>5 <text:s/>6 <text:s/>7 <text:s/>8 <text:s/>9 10 11 <text:s text:c="2"/>2 <text:s/>3 <text:s/>4 <text:s/>5 <text:s/>6 <text:s/>7 <text:s/>8 <text:s/></text:p>
      <text:p text:style-name="P15">14 15 16 17 18 19 20 <text:s/>12 13 14 15 16 17 18 <text:s text:c="2"/>9 10 11 12 13 14 15 <text:s/></text:p>
      <text:p text:style-name="P16">21 22 23 24 25 26 27 <text:s/>19 20 21 22 23 24 25 <text:s/>16 17 18 19 20 21 22 <text:s/></text:p>
      <text:p text:style-name="P17">28<text:s/>29 30 <text:s text:c="13"/>26 27 28 29 30 31 <text:s text:c="4"/>23 24 25 26 27 28 29 <text:s/></text:p>
      <text:p text:style-name="P18"><text:s text:c="44"/>30 <text:s text:c="19"/></text:p>
      <text:p text:style-name="P19"/>
      <text:p text:style-name="P20"><text:s text:c="8"/>Julho <text:s text:c="16"/>Agosto <text:s text:c="13"/>Setembro <text:s text:c="7"/></text:p>
      <text:p text:style-name="P21">DM SG TÇ QT QI SX SA <text:s/>DM SG TÇ QT QI SX SA <text:s/>DM SG TÇ QT QI SX SA <text:s/></text:p>
      <text:p text:style-name="P22"><text:s text:c="4"/>1 <text:s/>2 <text:s/>3 <text:s/>4 <text:s/>5 <text:s/>6 <text:s text:c="14"/>1 <text:s/>2 <text:s/>3 <text:s text:c="2"/>1 <text:s/>2 <text:s/>3 <text:s/>4 <text:s/>5 <text:s/>6 <text:s/>7 <text:s/></text:p>
      <text:p text:style-name="P23"><text:s/>7 <text:s/>8 <text:s/>9 10 11 12 13 <text:s text:c="2"/>4 <text:s/>5 <text:s/>6 <text:s/>7 <text:s/>8 <text:s/>9 10 <text:s text:c="2"/>8 <text:s/>9 10 11 12 13 14 <text:s/></text:p>
      <text:p text:style-name="P24">14 15 16 17 18 19 20 <text:s/>11 12 13 14 15 16 17 <text:s/>15 16 17 18 19 20 21 <text:s/></text:p>
      <text:p text:style-name="P25">21 22 23 24 25 26 27 <text:s/>18 19 20 21 22 23 24 <text:s/>22 23 24 25 26 27 28 <text:s/></text:p>
      <text:p text:style-name="P26">28 29 30 31 <text:s text:c="10"/>25 26 27 28 29 30 31 <text:s/>29 30 <text:s text:c="16"/></text:p>
      <text:p text:style-name="P27"><text:s text:c="66"/></text:p>
      <text:p text:style-name="P28"/>
      <text:p text:style-name="P29"><text:s text:c="6"/>Outubro <text:s text:c="14"/>Novembro <text:s text:c="13"/>Dezembro <text:s text:c="7"/></text:p>
      <text:p text:style-name="P30">DM SG TÇ QT QI SX SA <text:s/>DM SG TÇ QT QI SX SA <text:s/>DM SG TÇ QT QI SX SA <text:s/></text:p>
      <text:p text:style-name="P31"><text:s text:c="7"/>1 <text:s/>2 <text:s/>3 <text:s/>4 <text:s/>5 <text:s text:c="17"/>1 <text:s/>2 <text:s text:c="2"/>1 <text:s/>2 <text:s/>3 <text:s/>4 <text:s/>5 <text:s/>6 <text:s/>7 <text:s/></text:p>
      <text:p text:style-name="P32"><text:s/>6 <text:s/>7 <text:s/>8 <text:s/>9 10 11 12 <text:s text:c="2"/>3 <text:s/>4 <text:s/>5 <text:s/>6 <text:s/>7 <text:s/>8 <text:s/>9 <text:s text:c="2"/>8 <text:s/>9 10 11 12 13 14 <text:s/></text:p>
      <text:p text:style-name="P33">13 14 15 16 17 18 19 <text:s/>10 11 12 13 14 15 16 <text:s/>15 16 17 18 19 20 21 <text:s/></text:p>
      <text:p text:style-name="P34">20 21 22 23 24 25 26 <text:s/>17 18 19 20 21 22 23 <text:s/>22 23 24 25 26 27 28 <text:s/></text:p>
      <text:p text:style-name="P35">27 28 29 30 31 <text:s text:c="7"/>24 25 26 27 28 29 30 <text:s/>29 30 31 <text:s text:c="13"/></text:p>
      <text:p text:style-name="Normal"><text:span text:style-name="T36"><text:s text:c="66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Mono" svg:font-family="Aptos Mono" style:font-family-generic="modern" style:font-pitch="fixed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6%"/>
      <style:text-properties fo:font-size="11pt" style:font-size-asian="11pt" style:font-size-complex="11pt" style:language-asian="en" style:country-asian="US"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elson Mota</meta:initial-creator>
    <dc:creator>Nelson Mota</dc:creator>
    <meta:creation-date>2023-10-28T13:57:00Z</meta:creation-date>
    <dc:date>2023-10-28T13:57:00Z</dc:date>
    <meta:template xlink:href="Normal" xlink:type="simple"/>
    <meta:editing-cycles>2</meta:editing-cycles>
    <meta:editing-duration>PT60S</meta:editing-duration>
    <meta:document-statistic meta:page-count="1" meta:paragraph-count="4" meta:word-count="340" meta:character-count="2177" meta:row-count="15" meta:non-whitespace-character-count="1841"/>
  </office:meta>
</office:document-meta>
</file>